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159.94mm" svg:height="90.05mm" svg:x="10824.52mm" svg:y="64.01mm">
            <loext:p draw:notify-on-update-of-ranges="merge_obj.A3:merge_obj.TU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3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53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34"/>
        </table:table-row>
        <table:table-row table:style-name="ro1">
          <table:table-cell office:value-type="float" office:value="357447000" calcext:value-type="float">
            <text:p>357447000</text:p>
          </table:table-cell>
          <table:table-cell office:value-type="float" office:value="356065000" calcext:value-type="float">
            <text:p>356065000</text:p>
          </table:table-cell>
          <table:table-cell office:value-type="float" office:value="355664000" calcext:value-type="float">
            <text:p>355664000</text:p>
          </table:table-cell>
          <table:table-cell office:value-type="float" office:value="356610000" calcext:value-type="float">
            <text:p>356610000</text:p>
          </table:table-cell>
          <table:table-cell office:value-type="float" office:value="355375000" calcext:value-type="float">
            <text:p>355375000</text:p>
          </table:table-cell>
          <table:table-cell office:value-type="float" office:value="358516000" calcext:value-type="float">
            <text:p>358516000</text:p>
          </table:table-cell>
          <table:table-cell office:value-type="float" office:value="357323000" calcext:value-type="float">
            <text:p>357323000</text:p>
          </table:table-cell>
          <table:table-cell office:value-type="float" office:value="356753000" calcext:value-type="float">
            <text:p>356753000</text:p>
          </table:table-cell>
          <table:table-cell office:value-type="float" office:value="357224000" calcext:value-type="float">
            <text:p>357224000</text:p>
          </table:table-cell>
          <table:table-cell office:value-type="float" office:value="356938000" calcext:value-type="float">
            <text:p>356938000</text:p>
          </table:table-cell>
          <table:table-cell office:value-type="float" office:value="356747000" calcext:value-type="float">
            <text:p>356747000</text:p>
          </table:table-cell>
          <table:table-cell office:value-type="float" office:value="355926000" calcext:value-type="float">
            <text:p>355926000</text:p>
          </table:table-cell>
          <table:table-cell office:value-type="float" office:value="356611000" calcext:value-type="float">
            <text:p>356611000</text:p>
          </table:table-cell>
          <table:table-cell office:value-type="float" office:value="356933000" calcext:value-type="float">
            <text:p>356933000</text:p>
          </table:table-cell>
          <table:table-cell office:value-type="float" office:value="356462000" calcext:value-type="float">
            <text:p>356462000</text:p>
          </table:table-cell>
          <table:table-cell office:value-type="float" office:value="356535000" calcext:value-type="float">
            <text:p>356535000</text:p>
          </table:table-cell>
          <table:table-cell office:value-type="float" office:value="354978000" calcext:value-type="float">
            <text:p>354978000</text:p>
          </table:table-cell>
          <table:table-cell office:value-type="float" office:value="356643000" calcext:value-type="float">
            <text:p>356643000</text:p>
          </table:table-cell>
          <table:table-cell office:value-type="float" office:value="356677000" calcext:value-type="float">
            <text:p>356677000</text:p>
          </table:table-cell>
          <table:table-cell office:value-type="float" office:value="356055000" calcext:value-type="float">
            <text:p>356055000</text:p>
          </table:table-cell>
          <table:table-cell office:value-type="float" office:value="361739000" calcext:value-type="float">
            <text:p>361739000</text:p>
          </table:table-cell>
          <table:table-cell office:value-type="float" office:value="361384000" calcext:value-type="float">
            <text:p>361384000</text:p>
          </table:table-cell>
          <table:table-cell office:value-type="float" office:value="361394000" calcext:value-type="float">
            <text:p>361394000</text:p>
          </table:table-cell>
          <table:table-cell office:value-type="float" office:value="361519000" calcext:value-type="float">
            <text:p>361519000</text:p>
          </table:table-cell>
          <table:table-cell office:value-type="float" office:value="361387000" calcext:value-type="float">
            <text:p>361387000</text:p>
          </table:table-cell>
          <table:table-cell office:value-type="float" office:value="361604000" calcext:value-type="float">
            <text:p>361604000</text:p>
          </table:table-cell>
          <table:table-cell office:value-type="float" office:value="361543000" calcext:value-type="float">
            <text:p>361543000</text:p>
          </table:table-cell>
          <table:table-cell office:value-type="float" office:value="361445000" calcext:value-type="float">
            <text:p>361445000</text:p>
          </table:table-cell>
          <table:table-cell office:value-type="float" office:value="361492000" calcext:value-type="float">
            <text:p>361492000</text:p>
          </table:table-cell>
          <table:table-cell office:value-type="float" office:value="361567000" calcext:value-type="float">
            <text:p>361567000</text:p>
          </table:table-cell>
          <table:table-cell office:value-type="float" office:value="361271000" calcext:value-type="float">
            <text:p>361271000</text:p>
          </table:table-cell>
          <table:table-cell office:value-type="float" office:value="361651000" calcext:value-type="float">
            <text:p>361651000</text:p>
          </table:table-cell>
          <table:table-cell office:value-type="float" office:value="361889000" calcext:value-type="float">
            <text:p>361889000</text:p>
          </table:table-cell>
          <table:table-cell office:value-type="float" office:value="361244000" calcext:value-type="float">
            <text:p>361244000</text:p>
          </table:table-cell>
          <table:table-cell office:value-type="float" office:value="361569000" calcext:value-type="float">
            <text:p>361569000</text:p>
          </table:table-cell>
          <table:table-cell office:value-type="float" office:value="361749000" calcext:value-type="float">
            <text:p>361749000</text:p>
          </table:table-cell>
          <table:table-cell office:value-type="float" office:value="361477000" calcext:value-type="float">
            <text:p>361477000</text:p>
          </table:table-cell>
          <table:table-cell office:value-type="float" office:value="361334000" calcext:value-type="float">
            <text:p>361334000</text:p>
          </table:table-cell>
          <table:table-cell office:value-type="float" office:value="361425000" calcext:value-type="float">
            <text:p>361425000</text:p>
          </table:table-cell>
          <table:table-cell office:value-type="float" office:value="361172000" calcext:value-type="float">
            <text:p>361172000</text:p>
          </table:table-cell>
          <table:table-cell office:value-type="float" office:value="361464000" calcext:value-type="float">
            <text:p>361464000</text:p>
          </table:table-cell>
          <table:table-cell office:value-type="float" office:value="361320000" calcext:value-type="float">
            <text:p>361320000</text:p>
          </table:table-cell>
          <table:table-cell office:value-type="float" office:value="361293000" calcext:value-type="float">
            <text:p>361293000</text:p>
          </table:table-cell>
          <table:table-cell office:value-type="float" office:value="361335000" calcext:value-type="float">
            <text:p>361335000</text:p>
          </table:table-cell>
          <table:table-cell office:value-type="float" office:value="361797000" calcext:value-type="float">
            <text:p>361797000</text:p>
          </table:table-cell>
          <table:table-cell office:value-type="float" office:value="361472000" calcext:value-type="float">
            <text:p>361472000</text:p>
          </table:table-cell>
          <table:table-cell office:value-type="float" office:value="361692000" calcext:value-type="float">
            <text:p>361692000</text:p>
          </table:table-cell>
          <table:table-cell office:value-type="float" office:value="361616000" calcext:value-type="float">
            <text:p>361616000</text:p>
          </table:table-cell>
          <table:table-cell office:value-type="float" office:value="361428000" calcext:value-type="float">
            <text:p>361428000</text:p>
          </table:table-cell>
          <table:table-cell office:value-type="float" office:value="361541000" calcext:value-type="float">
            <text:p>361541000</text:p>
          </table:table-cell>
          <table:table-cell office:value-type="float" office:value="367259000" calcext:value-type="float">
            <text:p>367259000</text:p>
          </table:table-cell>
          <table:table-cell office:value-type="float" office:value="367218000" calcext:value-type="float">
            <text:p>367218000</text:p>
          </table:table-cell>
          <table:table-cell office:value-type="float" office:value="367289000" calcext:value-type="float">
            <text:p>367289000</text:p>
          </table:table-cell>
          <table:table-cell office:value-type="float" office:value="367227000" calcext:value-type="float">
            <text:p>367227000</text:p>
          </table:table-cell>
          <table:table-cell office:value-type="float" office:value="367277000" calcext:value-type="float">
            <text:p>367277000</text:p>
          </table:table-cell>
          <table:table-cell office:value-type="float" office:value="367209000" calcext:value-type="float">
            <text:p>367209000</text:p>
          </table:table-cell>
          <table:table-cell office:value-type="float" office:value="367351000" calcext:value-type="float">
            <text:p>367351000</text:p>
          </table:table-cell>
          <table:table-cell office:value-type="float" office:value="367247000" calcext:value-type="float">
            <text:p>367247000</text:p>
          </table:table-cell>
          <table:table-cell office:value-type="float" office:value="367289000" calcext:value-type="float">
            <text:p>367289000</text:p>
          </table:table-cell>
          <table:table-cell office:value-type="float" office:value="367145000" calcext:value-type="float">
            <text:p>367145000</text:p>
          </table:table-cell>
          <table:table-cell office:value-type="float" office:value="367223000" calcext:value-type="float">
            <text:p>367223000</text:p>
          </table:table-cell>
          <table:table-cell office:value-type="float" office:value="367116000" calcext:value-type="float">
            <text:p>367116000</text:p>
          </table:table-cell>
          <table:table-cell office:value-type="float" office:value="367204000" calcext:value-type="float">
            <text:p>367204000</text:p>
          </table:table-cell>
          <table:table-cell office:value-type="float" office:value="367262000" calcext:value-type="float">
            <text:p>367262000</text:p>
          </table:table-cell>
          <table:table-cell office:value-type="float" office:value="367339000" calcext:value-type="float">
            <text:p>367339000</text:p>
          </table:table-cell>
          <table:table-cell office:value-type="float" office:value="367210000" calcext:value-type="float">
            <text:p>367210000</text:p>
          </table:table-cell>
          <table:table-cell office:value-type="float" office:value="367164000" calcext:value-type="float">
            <text:p>367164000</text:p>
          </table:table-cell>
          <table:table-cell office:value-type="float" office:value="367301000" calcext:value-type="float">
            <text:p>367301000</text:p>
          </table:table-cell>
          <table:table-cell office:value-type="float" office:value="367262000" calcext:value-type="float">
            <text:p>367262000</text:p>
          </table:table-cell>
          <table:table-cell office:value-type="float" office:value="367161000" calcext:value-type="float">
            <text:p>367161000</text:p>
          </table:table-cell>
          <table:table-cell office:value-type="float" office:value="367211000" calcext:value-type="float">
            <text:p>367211000</text:p>
          </table:table-cell>
          <table:table-cell office:value-type="float" office:value="367357000" calcext:value-type="float">
            <text:p>367357000</text:p>
          </table:table-cell>
          <table:table-cell office:value-type="float" office:value="367262000" calcext:value-type="float">
            <text:p>367262000</text:p>
          </table:table-cell>
          <table:table-cell office:value-type="float" office:value="367163000" calcext:value-type="float">
            <text:p>367163000</text:p>
          </table:table-cell>
          <table:table-cell office:value-type="float" office:value="367252000" calcext:value-type="float">
            <text:p>367252000</text:p>
          </table:table-cell>
          <table:table-cell office:value-type="float" office:value="367113000" calcext:value-type="float">
            <text:p>367113000</text:p>
          </table:table-cell>
          <table:table-cell office:value-type="float" office:value="367338000" calcext:value-type="float">
            <text:p>367338000</text:p>
          </table:table-cell>
          <table:table-cell office:value-type="float" office:value="367146000" calcext:value-type="float">
            <text:p>367146000</text:p>
          </table:table-cell>
          <table:table-cell office:value-type="float" office:value="367221000" calcext:value-type="float">
            <text:p>367221000</text:p>
          </table:table-cell>
          <table:table-cell office:value-type="float" office:value="367186000" calcext:value-type="float">
            <text:p>367186000</text:p>
          </table:table-cell>
          <table:table-cell office:value-type="float" office:value="367270000" calcext:value-type="float">
            <text:p>367270000</text:p>
          </table:table-cell>
          <table:table-cell office:value-type="float" office:value="367168000" calcext:value-type="float">
            <text:p>367168000</text:p>
          </table:table-cell>
          <table:table-cell office:value-type="float" office:value="367276000" calcext:value-type="float">
            <text:p>367276000</text:p>
          </table:table-cell>
          <table:table-cell office:value-type="float" office:value="367063000" calcext:value-type="float">
            <text:p>367063000</text:p>
          </table:table-cell>
          <table:table-cell office:value-type="float" office:value="367265000" calcext:value-type="float">
            <text:p>367265000</text:p>
          </table:table-cell>
          <table:table-cell office:value-type="float" office:value="367069000" calcext:value-type="float">
            <text:p>367069000</text:p>
          </table:table-cell>
          <table:table-cell office:value-type="float" office:value="367153000" calcext:value-type="float">
            <text:p>367153000</text:p>
          </table:table-cell>
          <table:table-cell office:value-type="float" office:value="367173000" calcext:value-type="float">
            <text:p>367173000</text:p>
          </table:table-cell>
          <table:table-cell office:value-type="float" office:value="367265000" calcext:value-type="float">
            <text:p>367265000</text:p>
          </table:table-cell>
          <table:table-cell office:value-type="float" office:value="367266000" calcext:value-type="float">
            <text:p>367266000</text:p>
          </table:table-cell>
          <table:table-cell table:number-columns-repeated="51" office:value-type="float" office:value="369614000" calcext:value-type="float">
            <text:p>369614000</text:p>
          </table:table-cell>
          <table:table-cell table:number-columns-repeated="60" office:value-type="float" office:value="369621000" calcext:value-type="float">
            <text:p>369621000</text:p>
          </table:table-cell>
          <table:table-cell table:number-columns-repeated="340" office:value-type="float" office:value="369623000" calcext:value-type="float">
            <text:p>36962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03:42:48.972129037</dc:date>
    <meta:editing-duration>PT1M5S</meta:editing-duration>
    <meta:editing-cycles>1</meta:editing-cycles>
    <meta:document-statistic meta:table-count="1" meta:cell-count="5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title svg:x="6.115cm" svg:y="0.316cm" chart:style-name="ch2">
          <text:p>w23 - cone mining</text:p>
        </chart:title>
        <chart:plot-area chart:style-name="ch3" table:cell-range-address="merge_obj.A3:merge_obj.TU3" svg:x="0.319cm" svg:y="1.275cm" svg:width="15.357cm" svg:height="7.551cm">
          <chartooo:coordinate-region svg:x="2.237cm" svg:y="1.396cm" svg:width="13.439cm" svg:height="6.4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TU3" chart:class="chart:line">
            <chart:data-point chart:repeated="5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57447000">
                <text:p>357447000</text:p>
                <draw:g>
                  <svg:desc>merge_obj.A3:merge_obj.TU3</svg:desc>
                </draw:g>
              </table:table-cell>
              <table:table-cell office:value-type="float" office:value="356065000">
                <text:p>356065000</text:p>
              </table:table-cell>
              <table:table-cell office:value-type="float" office:value="355664000">
                <text:p>355664000</text:p>
              </table:table-cell>
              <table:table-cell office:value-type="float" office:value="356610000">
                <text:p>356610000</text:p>
              </table:table-cell>
              <table:table-cell office:value-type="float" office:value="355375000">
                <text:p>355375000</text:p>
              </table:table-cell>
              <table:table-cell office:value-type="float" office:value="358516000">
                <text:p>358516000</text:p>
              </table:table-cell>
              <table:table-cell office:value-type="float" office:value="357323000">
                <text:p>357323000</text:p>
              </table:table-cell>
              <table:table-cell office:value-type="float" office:value="356753000">
                <text:p>356753000</text:p>
              </table:table-cell>
              <table:table-cell office:value-type="float" office:value="357224000">
                <text:p>357224000</text:p>
              </table:table-cell>
              <table:table-cell office:value-type="float" office:value="356938000">
                <text:p>356938000</text:p>
              </table:table-cell>
              <table:table-cell office:value-type="float" office:value="356747000">
                <text:p>356747000</text:p>
              </table:table-cell>
              <table:table-cell office:value-type="float" office:value="355926000">
                <text:p>355926000</text:p>
              </table:table-cell>
              <table:table-cell office:value-type="float" office:value="356611000">
                <text:p>356611000</text:p>
              </table:table-cell>
              <table:table-cell office:value-type="float" office:value="356933000">
                <text:p>356933000</text:p>
              </table:table-cell>
              <table:table-cell office:value-type="float" office:value="356462000">
                <text:p>356462000</text:p>
              </table:table-cell>
              <table:table-cell office:value-type="float" office:value="356535000">
                <text:p>356535000</text:p>
              </table:table-cell>
              <table:table-cell office:value-type="float" office:value="354978000">
                <text:p>354978000</text:p>
              </table:table-cell>
              <table:table-cell office:value-type="float" office:value="356643000">
                <text:p>356643000</text:p>
              </table:table-cell>
              <table:table-cell office:value-type="float" office:value="356677000">
                <text:p>356677000</text:p>
              </table:table-cell>
              <table:table-cell office:value-type="float" office:value="356055000">
                <text:p>356055000</text:p>
              </table:table-cell>
              <table:table-cell office:value-type="float" office:value="361739000">
                <text:p>361739000</text:p>
              </table:table-cell>
              <table:table-cell office:value-type="float" office:value="361384000">
                <text:p>361384000</text:p>
              </table:table-cell>
              <table:table-cell office:value-type="float" office:value="361394000">
                <text:p>361394000</text:p>
              </table:table-cell>
              <table:table-cell office:value-type="float" office:value="361519000">
                <text:p>361519000</text:p>
              </table:table-cell>
              <table:table-cell office:value-type="float" office:value="361387000">
                <text:p>361387000</text:p>
              </table:table-cell>
              <table:table-cell office:value-type="float" office:value="361604000">
                <text:p>361604000</text:p>
              </table:table-cell>
              <table:table-cell office:value-type="float" office:value="361543000">
                <text:p>361543000</text:p>
              </table:table-cell>
              <table:table-cell office:value-type="float" office:value="361445000">
                <text:p>361445000</text:p>
              </table:table-cell>
              <table:table-cell office:value-type="float" office:value="361492000">
                <text:p>361492000</text:p>
              </table:table-cell>
              <table:table-cell office:value-type="float" office:value="361567000">
                <text:p>361567000</text:p>
              </table:table-cell>
              <table:table-cell office:value-type="float" office:value="361271000">
                <text:p>361271000</text:p>
              </table:table-cell>
              <table:table-cell office:value-type="float" office:value="361651000">
                <text:p>361651000</text:p>
              </table:table-cell>
              <table:table-cell office:value-type="float" office:value="361889000">
                <text:p>361889000</text:p>
              </table:table-cell>
              <table:table-cell office:value-type="float" office:value="361244000">
                <text:p>361244000</text:p>
              </table:table-cell>
              <table:table-cell office:value-type="float" office:value="361569000">
                <text:p>361569000</text:p>
              </table:table-cell>
              <table:table-cell office:value-type="float" office:value="361749000">
                <text:p>361749000</text:p>
              </table:table-cell>
              <table:table-cell office:value-type="float" office:value="361477000">
                <text:p>361477000</text:p>
              </table:table-cell>
              <table:table-cell office:value-type="float" office:value="361334000">
                <text:p>361334000</text:p>
              </table:table-cell>
              <table:table-cell office:value-type="float" office:value="361425000">
                <text:p>361425000</text:p>
              </table:table-cell>
              <table:table-cell office:value-type="float" office:value="361172000">
                <text:p>361172000</text:p>
              </table:table-cell>
              <table:table-cell office:value-type="float" office:value="361464000">
                <text:p>361464000</text:p>
              </table:table-cell>
              <table:table-cell office:value-type="float" office:value="361320000">
                <text:p>361320000</text:p>
              </table:table-cell>
              <table:table-cell office:value-type="float" office:value="361293000">
                <text:p>361293000</text:p>
              </table:table-cell>
              <table:table-cell office:value-type="float" office:value="361335000">
                <text:p>361335000</text:p>
              </table:table-cell>
              <table:table-cell office:value-type="float" office:value="361797000">
                <text:p>361797000</text:p>
              </table:table-cell>
              <table:table-cell office:value-type="float" office:value="361472000">
                <text:p>361472000</text:p>
              </table:table-cell>
              <table:table-cell office:value-type="float" office:value="361692000">
                <text:p>361692000</text:p>
              </table:table-cell>
              <table:table-cell office:value-type="float" office:value="361616000">
                <text:p>361616000</text:p>
              </table:table-cell>
              <table:table-cell office:value-type="float" office:value="361428000">
                <text:p>361428000</text:p>
              </table:table-cell>
              <table:table-cell office:value-type="float" office:value="361541000">
                <text:p>361541000</text:p>
              </table:table-cell>
              <table:table-cell office:value-type="float" office:value="367259000">
                <text:p>367259000</text:p>
              </table:table-cell>
              <table:table-cell office:value-type="float" office:value="367218000">
                <text:p>367218000</text:p>
              </table:table-cell>
              <table:table-cell office:value-type="float" office:value="367289000">
                <text:p>367289000</text:p>
              </table:table-cell>
              <table:table-cell office:value-type="float" office:value="367227000">
                <text:p>367227000</text:p>
              </table:table-cell>
              <table:table-cell office:value-type="float" office:value="367277000">
                <text:p>367277000</text:p>
              </table:table-cell>
              <table:table-cell office:value-type="float" office:value="367209000">
                <text:p>367209000</text:p>
              </table:table-cell>
              <table:table-cell office:value-type="float" office:value="367351000">
                <text:p>367351000</text:p>
              </table:table-cell>
              <table:table-cell office:value-type="float" office:value="367247000">
                <text:p>367247000</text:p>
              </table:table-cell>
              <table:table-cell office:value-type="float" office:value="367289000">
                <text:p>367289000</text:p>
              </table:table-cell>
              <table:table-cell office:value-type="float" office:value="367145000">
                <text:p>367145000</text:p>
              </table:table-cell>
              <table:table-cell office:value-type="float" office:value="367223000">
                <text:p>367223000</text:p>
              </table:table-cell>
              <table:table-cell office:value-type="float" office:value="367116000">
                <text:p>367116000</text:p>
              </table:table-cell>
              <table:table-cell office:value-type="float" office:value="367204000">
                <text:p>367204000</text:p>
              </table:table-cell>
              <table:table-cell office:value-type="float" office:value="367262000">
                <text:p>367262000</text:p>
              </table:table-cell>
              <table:table-cell office:value-type="float" office:value="367339000">
                <text:p>367339000</text:p>
              </table:table-cell>
              <table:table-cell office:value-type="float" office:value="367210000">
                <text:p>367210000</text:p>
              </table:table-cell>
              <table:table-cell office:value-type="float" office:value="367164000">
                <text:p>367164000</text:p>
              </table:table-cell>
              <table:table-cell office:value-type="float" office:value="367301000">
                <text:p>367301000</text:p>
              </table:table-cell>
              <table:table-cell office:value-type="float" office:value="367262000">
                <text:p>367262000</text:p>
              </table:table-cell>
              <table:table-cell office:value-type="float" office:value="367161000">
                <text:p>367161000</text:p>
              </table:table-cell>
              <table:table-cell office:value-type="float" office:value="367211000">
                <text:p>367211000</text:p>
              </table:table-cell>
              <table:table-cell office:value-type="float" office:value="367357000">
                <text:p>367357000</text:p>
              </table:table-cell>
              <table:table-cell office:value-type="float" office:value="367262000">
                <text:p>367262000</text:p>
              </table:table-cell>
              <table:table-cell office:value-type="float" office:value="367163000">
                <text:p>367163000</text:p>
              </table:table-cell>
              <table:table-cell office:value-type="float" office:value="367252000">
                <text:p>367252000</text:p>
              </table:table-cell>
              <table:table-cell office:value-type="float" office:value="367113000">
                <text:p>367113000</text:p>
              </table:table-cell>
              <table:table-cell office:value-type="float" office:value="367338000">
                <text:p>367338000</text:p>
              </table:table-cell>
              <table:table-cell office:value-type="float" office:value="367146000">
                <text:p>367146000</text:p>
              </table:table-cell>
              <table:table-cell office:value-type="float" office:value="367221000">
                <text:p>367221000</text:p>
              </table:table-cell>
              <table:table-cell office:value-type="float" office:value="367186000">
                <text:p>367186000</text:p>
              </table:table-cell>
              <table:table-cell office:value-type="float" office:value="367270000">
                <text:p>367270000</text:p>
              </table:table-cell>
              <table:table-cell office:value-type="float" office:value="367168000">
                <text:p>367168000</text:p>
              </table:table-cell>
              <table:table-cell office:value-type="float" office:value="367276000">
                <text:p>367276000</text:p>
              </table:table-cell>
              <table:table-cell office:value-type="float" office:value="367063000">
                <text:p>367063000</text:p>
              </table:table-cell>
              <table:table-cell office:value-type="float" office:value="367265000">
                <text:p>367265000</text:p>
              </table:table-cell>
              <table:table-cell office:value-type="float" office:value="367069000">
                <text:p>367069000</text:p>
              </table:table-cell>
              <table:table-cell office:value-type="float" office:value="367153000">
                <text:p>367153000</text:p>
              </table:table-cell>
              <table:table-cell office:value-type="float" office:value="367173000">
                <text:p>367173000</text:p>
              </table:table-cell>
              <table:table-cell office:value-type="float" office:value="367265000">
                <text:p>367265000</text:p>
              </table:table-cell>
              <table:table-cell office:value-type="float" office:value="367266000">
                <text:p>367266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14000">
                <text:p>369614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1000">
                <text:p>369621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  <table:table-cell office:value-type="float" office:value="369623000">
                <text:p>36962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